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1" svg:font-family="'Nimbus Roman No9 L'" style:font-family-generic="roman"/>
    <style:font-face style:name="Bitstream Vera Sans1" svg:font-family="'Bitstream Vera Sans'" style:font-family-generic="swiss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DejaVu Sans Mono" svg:font-family="'DejaVu Sans Mono'" style:font-adornments="Book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72cm" fo:min-width="9.845cm"/>
    </style:style>
    <style:style style:name="gr2" style:family="graphic">
      <style:graphic-properties style:protect="siz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5.387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outline1">
      <style:graphic-properties fo:min-height="13.859cm"/>
    </style:style>
    <style:style style:name="co1" style:family="table-column">
      <style:table-column-properties style:column-width="3.696cm" style:use-optimal-column-width="false"/>
    </style:style>
    <style:style style:name="co2" style:family="table-column">
      <style:table-column-properties style:column-width="6.855cm" style:use-optimal-column-width="false"/>
    </style:style>
    <style:style style:name="co3" style:family="table-column">
      <style:table-column-properties style:column-width="7.191cm" style:use-optimal-column-width="false"/>
    </style:style>
    <style:style style:name="co4" style:family="table-column">
      <style:table-column-properties style:column-width="4.579cm" style:use-optimal-column-width="false"/>
    </style:style>
    <style:style style:name="ro1" style:family="table-row">
      <style:table-row-properties style:row-height="3.681cm"/>
    </style:style>
    <style:style style:name="ro2" style:family="table-row">
      <style:table-row-properties style:row-height="2.932cm"/>
    </style:style>
    <style:style style:name="ro3" style:family="table-row">
      <style:table-row-properties style:row-height="2.938cm"/>
    </style:style>
    <style:style style:name="ro4" style:family="table-row">
      <style:table-row-properties style:row-height="2.936cm"/>
    </style:style>
    <style:style style:name="ce1" style:family="table-cell">
      <loext:graphic-properties draw:textarea-vertical-align="middle"/>
      <style:paragraph-properties fo:text-align="center"/>
      <style:text-properties style:font-name="Courier" fo:font-size="36pt" fo:font-weight="bold" style:font-size-asian="36pt" style:font-weight-asian="bold" style:font-size-complex="36pt" style:font-weight-complex="bold"/>
    </style:style>
    <style:style style:name="ce2" style:family="table-cell">
      <loext:graphic-properties draw:textarea-vertical-align="middle"/>
      <style:paragraph-properties fo:text-align="center"/>
      <style:text-properties style:font-name="Courier" fo:font-size="36pt" style:font-size-asian="36pt" style:font-size-complex="36pt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style:text-properties fo:font-size="40pt" style:font-size-asian="40pt" style:font-size-complex="40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  <style:text-properties fo:font-size="7pt" style:font-size-asian="7pt" style:font-size-complex="7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48pt" fo:font-style="normal" style:font-size-asian="48pt" style:font-style-asian="normal" style:font-size-complex="48pt" style:font-style-complex="normal"/>
    </style:style>
    <style:style style:name="T3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8pt" fo:font-weight="bold" style:font-size-asian="28pt" style:font-weight-asian="bold" style:font-size-complex="28pt" style:font-weight-complex="bold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7pt" style:font-size-asian="7pt" style:font-size-complex="7pt"/>
    </style:style>
    <style:style style:name="T12" style:family="text">
      <style:text-properties style:text-underline-style="none"/>
    </style:style>
    <style:style style:name="T13" style:family="text">
      <style:text-properties style:font-name="FreeMono" style:text-underline-style="none"/>
    </style:style>
    <style:style style:name="T14" style:family="text">
      <style:text-properties style:font-name="Nimbus Roman No9 L1" style:text-underline-style="none"/>
    </style:style>
    <style:style style:name="T15" style:family="text">
      <style:text-properties style:use-window-font-color="true" style:text-outline="false" style:text-line-through-style="none" style:text-line-through-type="none" style:font-name="Nimbus Roman No9 L" fo:font-size="28pt" fo:font-style="normal" fo:text-shadow="none" style:text-underline-style="none" fo:font-weight="normal" style:font-name-asian="HG Mincho Light J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/>
    </style:style>
    <style:style style:name="T16" style:family="text">
      <style:text-properties style:use-window-font-color="true" style:text-outline="false" style:text-line-through-style="none" style:text-line-through-type="none" style:font-name="FreeMono" fo:font-size="28pt" fo:font-style="normal" fo:text-shadow="none" style:text-underline-style="none" fo:font-weight="normal" style:font-name-asian="HG Mincho Light J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/>
    </style:style>
    <style:style style:name="T17" style:family="text">
      <style:text-properties style:use-window-font-color="true" style:text-outline="false" style:text-line-through-style="none" style:text-line-through-type="none" style:font-name="Nimbus Roman No9 L1" fo:font-size="28pt" fo:font-style="normal" fo:text-shadow="none" style:text-underline-style="none" fo:font-weight="normal" style:font-name-asian="HG Mincho Light J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/>
    </style:style>
    <style:style style:name="T18" style:family="text">
      <style:text-properties style:font-name="Courier" fo:font-size="36pt" fo:font-weight="bold" style:font-size-asian="36pt" style:font-weight-asian="bold" style:font-size-complex="36pt" style:font-weight-complex="bold"/>
    </style:style>
    <style:style style:name="T19" style:family="text">
      <style:text-properties style:font-name="Courier"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569cm" svg:x="1.501cm" svg:y="3.413cm" presentation:class="subtitle" presentation:user-transformed="true">
          <draw:text-box>
            <text:p><text:span text:style-name="T1">Intr</text:span><text:span text:style-name="T1">odu</text:span><text:span text:style-name="T1">ção </text:span><text:span text:style-name="T1">ao</text:span></text:p>
            <text:p><text:span text:style-name="T1">Pro</text:span><text:span text:style-name="T1">ces</text:span><text:span text:style-name="T1">sa</text:span><text:span text:style-name="T1">me</text:span><text:span text:style-name="T1">nto </text:span><text:span text:style-name="T1">de </text:span><text:span text:style-name="T1">Dad</text:span><text:span text:style-name="T1">os</text:span></text:p>
            <text:p><text:span text:style-name="T1"/></text:p>
            <text:p><text:span text:style-name="T2">Exp</text:span><text:span text:style-name="T2">res</text:span><text:span text:style-name="T2">sõe</text:span><text:span text:style-name="T2">s</text:span></text:p>
          </draw:text-box>
        </draw:frame>
        <draw:frame draw:style-name="gr1" draw:text-style-name="P3" draw:layer="layout" svg:width="10.345cm" svg:height="3.922cm" svg:x="14.949cm" svg:y="13.572cm">
          <draw:text-box>
            <text:p text:style-name="P2"><text:span text:style-name="T3">Francis</text:span><text:span text:style-name="T3">co </text:span><text:span text:style-name="T3">Sant'A</text:span><text:span text:style-name="T3">nna</text:span></text:p>
            <text:p text:style-name="P2"><text:span text:style-name="T4"/></text:p>
            <text:p text:style-name="P2"><text:span text:style-name="T5">francisco</text:span><text:span text:style-name="T5">@ime.uerj</text:span><text:span text:style-name="T5">.br</text:span></text:p>
            <text:p text:style-name="P2"><text:span text:style-name="T4"/></text:p>
            <text:p text:style-name="P2"><text:span text:style-name="T6">http://</text:span><text:span text:style-name="T6">github.com</text:span><text:span text:style-name="T6">/</text:span><text:span text:style-name="T6">fsantanna/</text:span><text:span text:style-name="T6">IPD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7">Con</text:span><text:span text:style-name="T7">ceit</text:span><text:span text:style-name="T7">os </text:span><text:span text:style-name="T7">de </text:span><text:span text:style-name="T7">Pro</text:span><text:span text:style-name="T7">gra</text:span><text:span text:style-name="T7">ma</text:span><text:span text:style-name="T7">ção</text:span></text:p>
          </draw:text-box>
        </draw:frame>
        <draw:frame presentation:style-name="pr4" draw:layer="layout" svg:width="25.199cm" svg:height="15.405cm" svg:x="1.4cm" svg:y="4.914cm" presentation:class="outline" presentation:user-transformed="true">
          <draw:text-box>
            <text:list text:style-name="L2">
              <text:list-item>
                <text:p xml:id="id1" text:id="id1"><text:span text:style-name="T8">Constantes</text:span></text:p>
              </text:list-item>
              <text:list-item>
                <text:p xml:id="id2" text:id="id2"><text:span text:style-name="T8">Variáveis</text:span></text:p>
                <text:list>
                  <text:list-item>
                    <text:p xml:id="id3" text:id="id3"><text:span text:style-name="T8">Atribuição</text:span></text:p>
                  </text:list-item>
                </text:list>
              </text:list-item>
              <text:list-item>
                <text:p xml:id="id4" text:id="id4"><text:span text:style-name="T9">Expressões</text:span></text:p>
              </text:list-item>
              <text:list-item>
                <text:p xml:id="id5" text:id="id5"><text:span text:style-name="T8">Funções</text:span></text:p>
              </text:list-item>
              <text:list-item>
                <text:p xml:id="id6" text:id="id6"><text:span text:style-name="T8">Controle de Fluxo de Execução</text:span></text:p>
                <text:list>
                  <text:list-item>
                    <text:p xml:id="id7" text:id="id7"><text:span text:style-name="T10">Sequência</text:span></text:p>
                  </text:list-item>
                  <text:list-item>
                    <text:p xml:id="id8" text:id="id8"><text:span text:style-name="T10">Condicional</text:span></text:p>
                  </text:list-item>
                  <text:list-item>
                    <text:p xml:id="id9" text:id="id9"><text:span text:style-name="T10">Repetiçã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6" draw:layer="layout" svg:width="16.79cm" svg:height="13.364cm" svg:x="2.098cm" svg:y="14.107cm" presentation:class="notes">
            <draw:text-box>
              <text:p><text:span text:style-name="T11">- TODO:</text:span></text:p>
              <text:p><text:span text:style-name="T11"><text:s text:c="2"/></text:span><text:span text:style-name="T11">- mover esse slide em </text:span><text:span text:style-name="T11">ordem de complexidade </text:span><text:span text:style-name="T11">para o fim</text:span></text:p>
              <text:p><text:span text:style-name="T11"><text:s text:c="2"/></text:span><text:span text:style-name="T11">- criar um slide em </text:span><text:span text:style-name="T11">ordem de apresentacao </text:span><text:span text:style-name="T11">para guiar a aula</text:span></text:p>
            </draw:text-box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7">Expressões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0" text:id="id10"><text:span text:style-name="T12">Combinação de constantes, variáveis, funções e operadores</text:span></text:p>
              </text:list-item>
              <text:list-item>
                <text:p xml:id="id11" text:id="id11"><text:span text:style-name="T12">Resultam (avaliam) em um valor final</text:span></text:p>
              </text:list-item>
              <text:list-item>
                <text:p xml:id="id12" text:id="id12"><text:span text:style-name="T12">Exemplos</text:span></text:p>
                <text:list>
                  <text:list-item>
                    <text:p><text:span text:style-name="T13">1 </text:span><text:span text:style-name="T12">,</text:span><text:span text:style-name="T13"> True </text:span><text:span text:style-name="T12">,</text:span><text:span text:style-name="T13"> 1.1 </text:span><text:span text:style-name="T14">,</text:span><text:span text:style-name="T13"> ‘ola’</text:span></text:p>
                  </text:list-item>
                  <text:list-item>
                    <text:p><text:span text:style-name="T13">1+n </text:span><text:span text:style-name="T12">,</text:span><text:span text:style-name="T13"> x==1 </text:span><text:span text:style-name="T12">,</text:span><text:span text:style-name="T13"> ‘dia ‘+dia </text:span></text:p>
                  </text:list-item>
                  <text:list-item>
                    <text:p><text:span text:style-name="T13">int(‘11’)</text:span></text:p>
                  </text:list-item>
                  <text:list-item>
                    <text:p><text:span text:style-name="T13">str(11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5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7">Tip</text:span><text:span text:style-name="T7">os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3" text:id="id13"><text:span text:style-name="T12">Cada expressão avalia para um tipo:</text:span></text:p>
                <text:list>
                  <text:list-item>
                    <text:p xml:id="id14" text:id="id14"><text:span text:style-name="T15">int</text:span></text:p>
                  </text:list-item>
                  <text:list-item>
                    <text:p xml:id="id15" text:id="id15"><text:span text:style-name="T12">float</text:span></text:p>
                  </text:list-item>
                  <text:list-item>
                    <text:p xml:id="id16" text:id="id16"><text:span text:style-name="T12">bool</text:span></text:p>
                  </text:list-item>
                  <text:list-item>
                    <text:p xml:id="id17" text:id="id17"><text:span text:style-name="T12">str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4" presentation:class="page"/>
          <draw:frame presentation:style-name="pr5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7">Ope</text:span><text:span text:style-name="T7">raç</text:span><text:span text:style-name="T7">ões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8" text:id="id18"><text:span text:style-name="T12">Aritméticas</text:span></text:p>
                <text:list>
                  <text:list-item>
                    <text:p xml:id="id19" text:id="id19"><text:span text:style-name="T16">n+1 </text:span><text:span text:style-name="T17">,</text:span><text:span text:style-name="T16"> 2*x </text:span><text:span text:style-name="T17">,</text:span><text:span text:style-name="T16"> -100 </text:span><text:span text:style-name="T14">,</text:span><text:span text:style-name="T13"> 10%3</text:span></text:p>
                  </text:list-item>
                </text:list>
              </text:list-item>
              <text:list-item>
                <text:p xml:id="id20" text:id="id20"><text:span text:style-name="T12">Comparação</text:span></text:p>
                <text:list>
                  <text:list-item>
                    <text:p xml:id="id21" text:id="id21"><text:span text:style-name="T16">x&gt;10 </text:span><text:span text:style-name="T17">,</text:span><text:span text:style-name="T16"> v!=5 </text:span><text:span text:style-name="T14">,</text:span><text:span text:style-name="T13"> int(n)==0</text:span></text:p>
                  </text:list-item>
                </text:list>
              </text:list-item>
              <text:list-item>
                <text:p xml:id="id22" text:id="id22"><text:span text:style-name="T12">Lógicas</text:span></text:p>
                <text:list>
                  <text:list-item>
                    <text:p xml:id="id23" text:id="id23"><text:span text:style-name="T16">True or False </text:span><text:span text:style-name="T17">,</text:span><text:span text:style-name="T16"> x and y </text:span><text:span text:style-name="T14">,</text:span><text:span text:style-name="T13"> not v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5" presentation:class="page"/>
          <draw:frame presentation:style-name="pr5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7">Ope</text:span><text:span text:style-name="T7">raç</text:span><text:span text:style-name="T7">ões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4" text:id="id24"><text:span text:style-name="T12">Aritméticas</text:span></text:p>
                <text:list>
                  <text:list-item>
                    <text:p xml:id="id25" text:id="id25"><text:span text:style-name="T16">n+1 </text:span><text:span text:style-name="T17">,</text:span><text:span text:style-name="T16"> 2*x </text:span><text:span text:style-name="T17">,</text:span><text:span text:style-name="T16"> -100 </text:span><text:span text:style-name="T14">,</text:span><text:span text:style-name="T13"> 10%3</text:span></text:p>
                  </text:list-item>
                </text:list>
              </text:list-item>
              <text:list-item>
                <text:p xml:id="id26" text:id="id26"><text:span text:style-name="T12">De números (int,float) para número (int,float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6" presentation:class="page"/>
          <draw:frame presentation:style-name="pr5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7">Ope</text:span><text:span text:style-name="T7">raç</text:span><text:span text:style-name="T7">ões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7" text:id="id27"><text:span text:style-name="T12">Comparação</text:span></text:p>
                <text:list>
                  <text:list-item>
                    <text:p xml:id="id28" text:id="id28"><text:span text:style-name="T16">x&gt;10 </text:span><text:span text:style-name="T17">,</text:span><text:span text:style-name="T16"> v!=5 </text:span><text:span text:style-name="T14">,</text:span><text:span text:style-name="T13"> int(n)==0</text:span></text:p>
                  </text:list-item>
                </text:list>
              </text:list-item>
              <text:list-item>
                <text:p xml:id="id29" text:id="id29"><text:span text:style-name="T12">De números/strings para booleano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7" presentation:class="page"/>
          <draw:frame presentation:style-name="pr5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7">Ope</text:span><text:span text:style-name="T7">raç</text:span><text:span text:style-name="T7">ões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0" text:id="id30"><text:span text:style-name="T12">Lógicas</text:span></text:p>
                <text:list>
                  <text:list-item>
                    <text:p xml:id="id31" text:id="id31"><text:span text:style-name="T16">True or False </text:span><text:span text:style-name="T17">,</text:span><text:span text:style-name="T16"> x and y </text:span><text:span text:style-name="T14">,</text:span><text:span text:style-name="T13"> not v</text:span></text:p>
                  </text:list-item>
                </text:list>
              </text:list-item>
              <text:list-item>
                <text:p xml:id="id32" text:id="id32"><text:span text:style-name="T12">De booleanos para booleano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8" presentation:class="page"/>
          <draw:frame presentation:style-name="pr5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oranssi">
        <office:forms form:automatic-focus="false" form:apply-design-mode="false"/>
        <draw:frame draw:style-name="standard" draw:layer="layout" svg:width="26.016cm" svg:height="15.424cm" svg:x="0.814cm" svg:y="2.95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8"><text:span text:style-name="T18">A</text:span></text:p>
              </table:table-cell>
              <table:table-cell>
                <text:p text:style-name="P8"><text:span text:style-name="T18">B</text:span></text:p>
              </table:table-cell>
              <table:table-cell>
                <text:p text:style-name="P8"><text:span text:style-name="T18">A e B</text:span></text:p>
                <text:p text:style-name="P8"><text:span text:style-name="T18">A and B</text:span></text:p>
              </table:table-cell>
              <table:table-cell>
                <text:p text:style-name="P8"><text:span text:style-name="T18">A ou B</text:span></text:p>
                <text:p text:style-name="P8"><text:span text:style-name="T18">A or B</text:span></text:p>
              </table:table-cell>
              <table:table-cell>
                <text:p text:style-name="P8"><text:span text:style-name="T18">não A</text:span></text:p>
                <text:p text:style-name="P8"><text:span text:style-name="T18">not A</text:span></text:p>
              </table:table-cell>
            </table:table-row>
            <table:table-row table:style-name="ro2" table:default-cell-style-name="ce2">
              <table:table-cell>
                <text:p text:style-name="P8"><text:span text:style-name="T19">F</text:span></text:p>
              </table:table-cell>
              <table:table-cell>
                <text:p text:style-name="P8"><text:span text:style-name="T19">F</text:span></text:p>
              </table:table-cell>
              <table:table-cell>
                <text:p text:style-name="P8"><text:span text:style-name="T19">F</text:span></text:p>
              </table:table-cell>
              <table:table-cell>
                <text:p text:style-name="P8"><text:span text:style-name="T19">F</text:span></text:p>
              </table:table-cell>
              <table:table-cell>
                <text:p text:style-name="P8"><text:span text:style-name="T19">V</text:span></text:p>
              </table:table-cell>
            </table:table-row>
            <table:table-row table:style-name="ro3" table:default-cell-style-name="ce2">
              <table:table-cell>
                <text:p text:style-name="P8"><text:span text:style-name="T19">V</text:span></text:p>
              </table:table-cell>
              <table:table-cell>
                <text:p text:style-name="P8"><text:span text:style-name="T19">F</text:span></text:p>
              </table:table-cell>
              <table:table-cell>
                <text:p text:style-name="P8"><text:span text:style-name="T19">F</text:span></text:p>
              </table:table-cell>
              <table:table-cell>
                <text:p text:style-name="P8"><text:span text:style-name="T19">V</text:span></text:p>
              </table:table-cell>
              <table:table-cell>
                <text:p text:style-name="P8"><text:span text:style-name="T19">F</text:span></text:p>
              </table:table-cell>
            </table:table-row>
            <table:table-row table:style-name="ro3" table:default-cell-style-name="ce2">
              <table:table-cell>
                <text:p text:style-name="P8"><text:span text:style-name="T19">F</text:span></text:p>
              </table:table-cell>
              <table:table-cell>
                <text:p text:style-name="P8"><text:span text:style-name="T19">V</text:span></text:p>
              </table:table-cell>
              <table:table-cell>
                <text:p text:style-name="P8"><text:span text:style-name="T19">F</text:span></text:p>
              </table:table-cell>
              <table:table-cell>
                <text:p text:style-name="P8"><text:span text:style-name="T19">V</text:span></text:p>
              </table:table-cell>
              <table:table-cell/>
            </table:table-row>
            <table:table-row table:style-name="ro4" table:default-cell-style-name="ce2">
              <table:table-cell>
                <text:p text:style-name="P8"><text:span text:style-name="T19">V</text:span></text:p>
              </table:table-cell>
              <table:table-cell>
                <text:p text:style-name="P8"><text:span text:style-name="T19">V</text:span></text:p>
              </table:table-cell>
              <table:table-cell>
                <text:p text:style-name="P8"><text:span text:style-name="T19">V</text:span></text:p>
              </table:table-cell>
              <table:table-cell>
                <text:p text:style-name="P8"><text:span text:style-name="T19">V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1" svg:font-family="'Nimbus Roman No9 L'" style:font-family-generic="roman"/>
    <style:font-face style:name="Bitstream Vera Sans1" svg:font-family="'Bitstream Vera Sans'" style:font-family-generic="swiss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DejaVu Sans Mono" svg:font-family="'DejaVu Sans Mono'" style:font-adornments="Book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1127</meta:editing-cycles>
    <meta:editing-duration>P51DT2H59M18S</meta:editing-duration>
    <meta:initial-creator>chico </meta:initial-creator>
    <dc:date>2019-08-26T16:31:43.972261030</dc:date>
    <meta:document-statistic meta:object-count="7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